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6.6931in" table:align="left"/>
    </style:style>
    <style:style style:name="Tableau1.A" style:family="table-column">
      <style:table-column-properties style:column-width="1.6153in"/>
    </style:style>
    <style:style style:name="Tableau1.B" style:family="table-column">
      <style:table-column-properties style:column-width="5.0778in"/>
    </style:style>
    <style:style style:name="Tableau1.A1" style:family="table-cell">
      <style:table-cell-properties style:vertical-align="middle" fo:padding="0.0194in" fo:border="none"/>
    </style:style>
    <style:style style:name="Tableau2" style:family="table">
      <style:table-properties style:width="6.6931in" table:align="left"/>
    </style:style>
    <style:style style:name="Tableau2.A" style:family="table-column">
      <style:table-column-properties style:column-width="2.1667in"/>
    </style:style>
    <style:style style:name="Tableau2.B" style:family="table-column">
      <style:table-column-properties style:column-width="4.5264in"/>
    </style:style>
    <style:style style:name="Tableau2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fo:font-size="14pt" style:font-size-asian="14pt" style:font-size-complex="14pt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text-properties officeooo:paragraph-rsid="00245843"/>
    </style:style>
    <style:style style:name="P4" style:family="paragraph" style:parent-style-name="Text_20_body">
      <style:text-properties officeooo:paragraph-rsid="002494a1"/>
    </style:style>
    <style:style style:name="P5" style:family="paragraph" style:parent-style-name="Heading_20_2">
      <style:text-properties fo:font-size="14pt" style:font-size-asian="14pt" style:font-size-complex="14pt"/>
    </style:style>
    <style:style style:name="P6" style:family="paragraph" style:parent-style-name="Standard">
      <style:text-properties fo:color="#c9211e" loext:opacity="100%" fo:font-weight="bold" officeooo:paragraph-rsid="002a8dcd" style:font-weight-asian="bold" style:font-weight-complex="bold"/>
    </style:style>
    <style:style style:name="P7" style:family="paragraph" style:parent-style-name="Standard">
      <style:text-properties officeooo:paragraph-rsid="002a8dcd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 style:list-style-name="L14"/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95d1b" style:font-size-asian="14pt" style:font-size-complex="14pt"/>
    </style:style>
    <style:style style:name="T3" style:family="text">
      <style:text-properties officeooo:rsid="001a6565"/>
    </style:style>
    <style:style style:name="T4" style:family="text">
      <style:text-properties officeooo:rsid="001b927f"/>
    </style:style>
    <style:style style:name="T5" style:family="text">
      <style:text-properties fo:font-weight="bold" officeooo:rsid="001b927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4f486"/>
    </style:style>
    <style:style style:name="T8" style:family="text">
      <style:text-properties officeooo:rsid="0004a1ca"/>
    </style:style>
    <style:style style:name="T9" style:family="text">
      <style:text-properties officeooo:rsid="000412b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ahier des charges – Portail Immobilier Immauweb</text:h>
      <text:h text:style-name="P1" text:outline-level="2">1. Informations sur l’entreprise</text:h>
      <text:list text:style-name="L1">
        <text:list-item>
          <text:p text:style-name="P8"><text:span text:style-name="Strong_20_Emphasis">Nom</text:span> : Immauweb</text:p>
        </text:list-item>
        <text:list-item>
          <text:p text:style-name="P8"><text:span text:style-name="Strong_20_Emphasis">Adresse</text:span> : Rue de l'Église Sainte-Anne 63, 1081 Koekelberg</text:p>
        </text:list-item>
        <text:list-item>
          <text:p text:style-name="P8"><text:span text:style-name="Strong_20_Emphasis">Téléphone</text:span> : 02 445 39 08</text:p>
        </text:list-item>
        <text:list-item>
          <text:p text:style-name="P8"><text:span text:style-name="Strong_20_Emphasis">E-mail</text:span> : <text:a xlink:type="simple" xlink:href="mailto:immauweb@cfitech.be" text:style-name="Internet_20_link" text:visited-style-name="Visited_20_Internet_20_Link">immauweb@cfitech.be</text:a></text:p>
        </text:list-item>
      </text:list>
      <text:h text:style-name="P1" text:outline-level="2">2. Objectif du projet</text:h>
      <text:p text:style-name="P2"/>
      <text:p text:style-name="Text_20_body">Immauweb souhaite développer un <text:span text:style-name="Strong_20_Emphasis"><text:span text:style-name="T6">portail immobilier moderne et intuitif</text:span></text:span><text:span text:style-name="T6">, dédié à la </text:span><text:span text:style-name="Strong_20_Emphasis"><text:span text:style-name="T6">vente et à la location de biens immobiliers</text:span></text:span><text:span text:style-name="T6">.</text:span></text:p>
      <text:p text:style-name="P3"><text:span text:style-name="T5">Moderne:</text:span><text:span text:style-name="T4"> </text:span>le site sera <text:span text:style-name="Strong_20_Emphasis"><text:span text:style-name="T6">Responsive</text:span></text:span><text:span text:style-name="Strong_20_Emphasis"> </text:span>s’adapt<text:span text:style-name="T7">ant</text:span> automatiquement aux différents écrans (ordinateur, tablette, mobile), avec un design visuel soigné, et des <text:span text:style-name="Strong_20_Emphasis"><text:span text:style-name="T6">boutons et liens clairs permettant un accès rapide et une utilisation facile</text:span></text:span><text:span text:style-name="T6">.</text:span> <text:s/></text:p>
      <text:p text:style-name="P4"><text:span text:style-name="T5">intuitif:</text:span><text:span text:style-name="T4"> </text:span>L’interface <text:span text:style-name="T7">communique avec l’internaute de maniére a ce qu’il soit en confiance durant sa visite.</text:span>. </text:p>
      <text:p text:style-name="Text_20_body"/>
      <text:p text:style-name="Text_20_body">Le site doit permettre :</text:p>
      <text:list text:style-name="L2">
        <text:list-item>
          <text:p text:style-name="P9"><text:span text:style-name="Strong_20_Emphasis">Aux utilisateurs non connectés</text:span> : consulter les biens disponibles, rechercher et filtrer les annonces, accéder aux informations détaillées des propriétés.</text:p>
        </text:list-item>
        <text:list-item>
          <text:p text:style-name="P9"><text:span text:style-name="Strong_20_Emphasis">Aux utilisateurs connectés (propriétaires / agences)</text:span> : publier, gérer et modifier leurs annonces, suivre leurs contacts, gérer leur profil et leur contenu.</text:p>
          <text:p text:style-name="P9"/>
        </text:list-item>
      </text:list>
      <text:p text:style-name="Text_20_body">Le portail doit offrir une <text:span text:style-name="Strong_20_Emphasis">expérience utilisateur fluide</text:span>, adaptée à tous les supports (ordinateur, tablette, mobile), et faciliter la <text:span text:style-name="Strong_20_Emphasis">communication entre utilisateurs et Immauweb</text:span>.</text:p>
      <text:h text:style-name="Heading_20_2" text:outline-level="2"><text:soft-page-break/><text:span text:style-name="T1"/></text:h>
      <text:h text:style-name="Heading_20_2" text:outline-level="2"><text:span text:style-name="T1"/></text:h>
      <text:h text:style-name="Heading_20_2" text:outline-level="2"><text:span text:style-name="T1"/></text:h>
      <text:h text:style-name="Heading_20_2" text:outline-level="2"><text:span text:style-name="T1"/></text:h>
      <text:h text:style-name="Heading_20_2" text:outline-level="2"><text:span text:style-name="T1"/></text:h>
      <text:h text:style-name="P1" text:outline-level="2">3. Personae</text:h>
      <text:p text:style-name="Text_20_body"><text:span text:style-name="T1"/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Persona</text:p>
            </table:table-cell>
            <table:table-cell table:style-name="Tableau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Utilisateur non connecté</text:span></text:p>
          </table:table-cell>
          <table:table-cell table:style-name="Tableau1.A1" office:value-type="string">
            <text:p text:style-name="Table_20_Contents">En tant qu’utilisateur non connecté, le site est utilisé pour rechercher et explorer les biens immobiliers disponibles à la vente ou à la location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Utilisateur connecté / Propriétaire</text:span></text:p>
          </table:table-cell>
          <table:table-cell table:style-name="Tableau1.A1" office:value-type="string">
            <text:p text:style-name="Table_20_Contents">En tant qu’utilisateur connecté, possédant des biens à vendre ou à louer, le site permet de publier, consulter, rechercher et éditer les biens, ainsi que de modifier son profil.</text:p>
          </table:table-cell>
        </table:table-row>
      </table:table>
      <text:p text:style-name="Text_20_body"><text:span text:style-name="T1"/></text:p>
      <text:h text:style-name="P1" text:outline-level="2">4. Fonctionnalités principales</text:h>
      <text:p text:style-name="Text_20_body"><text:span text:style-name="T1"/></text:p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Table_20_Heading">Besoin</text:p>
            </table:table-cell>
            <table:table-cell table:style-name="Tableau2.A1" office:value-type="string">
              <text:p text:style-name="Table_20_Heading">Fonctionnalité proposée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trong_20_Emphasis">Plateforme moderne et ergonomique</text:span></text:p>
          </table:table-cell>
          <table:table-cell table:style-name="Tableau2.A1" office:value-type="string">
            <text:p text:style-name="Table_20_Contents">Design responsive, navigation intuitive, compatibilité mobile/tablette/ordinateur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Gestion des annonces</text:span></text:p>
          </table:table-cell>
          <table:table-cell table:style-name="Tableau2.A1" office:value-type="string">
            <text:p text:style-name="Table_20_Contents">Créer, modifier et supprimer des annonces avec plusieurs photos et description détaillée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Contact simplifié</text:span></text:p>
          </table:table-cell>
          <table:table-cell table:style-name="Tableau2.A1" office:value-type="string">
            <text:p text:style-name="Table_20_Contents">Formulaires de contact général et spécifique à chaque annonce, possibilité de chat intégré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Gestion des profils utilisateurs</text:span></text:p>
          </table:table-cell>
          <table:table-cell table:style-name="Tableau2.A1" office:value-type="string">
            <text:p text:style-name="Table_20_Contents">Créer, modifier ou supprimer son compte et gérer ses annonces publiées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Notifications claires</text:span></text:p>
          </table:table-cell>
          <table:table-cell table:style-name="Tableau2.A1" office:value-type="string">
            <text:p text:style-name="Table_20_Contents">Messages de succès et d’erreur lors de la connexion, l’inscription et l’envoi de messages</text:p>
          </table:table-cell>
        </table:table-row>
      </table:table>
      <text:h text:style-name="Heading_20_2" text:outline-level="2"><text:span text:style-name="T1"/></text:h>
      <text:h text:style-name="P1" text:outline-level="2">Structure du site</text:h>
      <text:h text:style-name="Heading_20_3" text:outline-level="3">1. Page d'accueil</text:h>
      <text:list text:style-name="L3">
        <text:list-item>
          <text:p text:style-name="P10">Section <text:span text:style-name="Strong_20_Emphasis">hero</text:span> avec vidéo et bouton d'accès direct au formulaire de contact</text:p>
        </text:list-item>
        <text:list-item>
          <text:p text:style-name="P10"><text:span text:style-name="Strong_20_Emphasis">Carrousel des derniers biens publiés</text:span></text:p>
        </text:list-item>
        <text:list-item>
          <text:p text:style-name="P10"><text:span text:style-name="Strong_20_Emphasis">Carrousel témoignages clients</text:span></text:p>
        </text:list-item>
      </text:list>
      <text:h text:style-name="Heading_20_3" text:outline-level="3"><text:soft-page-break/>2. Page Vente</text:h>
      <text:list text:style-name="L4">
        <text:list-item>
          <text:p text:style-name="P11">Présentation des biens à vendre : photos, prix, localisation, description</text:p>
        </text:list-item>
        <text:list-item>
          <text:p text:style-name="P11">Lien vers la <text:span text:style-name="Strong_20_Emphasis">page détails du bien</text:span></text:p>
        </text:list-item>
      </text:list>
      <text:h text:style-name="Heading_20_3" text:outline-level="3">3. Page Location</text:h>
      <text:list text:style-name="L5">
        <text:list-item>
          <text:p text:style-name="P12">Présentation des biens à louer : photos, prix, localisation, description</text:p>
        </text:list-item>
        <text:list-item>
          <text:p text:style-name="P12">Lien vers la <text:span text:style-name="Strong_20_Emphasis">page détails du bien</text:span></text:p>
        </text:list-item>
      </text:list>
      <text:h text:style-name="Heading_20_3" text:outline-level="3">4. Page Création d'annonce (utilisateur connecté)</text:h>
      <text:list text:style-name="L6">
        <text:list-item>
          <text:p text:style-name="P13">Formulaire complet : titre, description, photos, localisation, prix, type de bien</text:p>
        </text:list-item>
        <text:list-item>
          <text:p text:style-name="P13">Options de <text:span text:style-name="Strong_20_Emphasis">gestion des annonces existantes</text:span> : édition, suppression et ajout de photos</text:p>
        </text:list-item>
      </text:list>
      <text:h text:style-name="Heading_20_3" text:outline-level="3">5. Page Profil utilisateur</text:h>
      <text:list text:style-name="L7">
        <text:list-item>
          <text:p text:style-name="P14">Gestion des <text:span text:style-name="Strong_20_Emphasis">informations personnelles</text:span></text:p>
        </text:list-item>
        <text:list-item>
          <text:p text:style-name="P14">Consultation et modification des annonces publiées</text:p>
        </text:list-item>
      </text:list>
      <text:h text:style-name="Heading_20_3" text:outline-level="3">6. Page Inscription / Connexion</text:h>
      <text:list text:style-name="L8">
        <text:list-item>
          <text:p text:style-name="P15">Formulaire dynamique :</text:p>
          <text:list>
            <text:list-item>
              <text:p text:style-name="P15"><text:span text:style-name="Strong_20_Emphasis">Inscription</text:span> : nom, prénom, e-mail, mot de passe, confirmation</text:p>
            </text:list-item>
            <text:list-item>
              <text:p text:style-name="P15"><text:span text:style-name="Strong_20_Emphasis">Connexion</text:span> : e-mail et mot de passe</text:p>
            </text:list-item>
          </text:list>
        </text:list-item>
        <text:list-item>
          <text:p text:style-name="P15">Messages de <text:span text:style-name="Strong_20_Emphasis">succès</text:span> : "Inscription réussie ! Vous pouvez maintenant vous connecter"</text:p>
        </text:list-item>
        <text:list-item>
          <text:p text:style-name="P15">Messages d’<text:span text:style-name="Strong_20_Emphasis">erreur</text:span> : "E-mail ou mot de passe incorrect"</text:p>
        </text:list-item>
        <text:list-item>
          <text:p text:style-name="P15"><text:span text:style-name="Strong_20_Emphasis">Redirection automatique</text:span> vers la page Connexion après inscription</text:p>
        </text:list-item>
      </text:list>
      <text:h text:style-name="Heading_20_3" text:outline-level="3">7. Page Contact</text:h>
      <text:list text:style-name="L9">
        <text:list-item>
          <text:p text:style-name="P16">Formulaire général pour contacter l’équipe Immauweb</text:p>
        </text:list-item>
        <text:list-item>
          <text:p text:style-name="P16">Messages de <text:span text:style-name="Strong_20_Emphasis">confirmation</text:span> ou d’<text:span text:style-name="Strong_20_Emphasis">erreur</text:span> selon le succès de l’envoi</text:p>
        </text:list-item>
      </text:list>
      <text:p text:style-name="Horizontal_20_Line"/>
      <text:h text:style-name="Heading_20_2" text:outline-level="2"><text:span text:style-name="T2">8</text:span><text:span text:style-name="T1">. Objectifs techniques </text:span></text:h>
      <text:list xml:id="list2996230406" text:style-name="L10">
        <text:list-item>
          <text:p text:style-name="P17"><text:span text:style-name="Strong_20_Emphasis">Design responsive et adaptatif</text:span> : le site doit être parfaitement accessible sur <text:span text:style-name="Strong_20_Emphasis">ordinateur, tablette et mobile</text:span>.</text:p>
        </text:list-item>
      </text:list>
      <text:list text:style-name="L11">
        <text:list-item>
          <text:p text:style-name="P18"><text:span text:style-name="Strong_20_Emphasis">Navigation intuitive et parcours utilisateur optimisé</text:span> : faciliter la <text:span text:style-name="Strong_20_Emphasis">recherche, la consultation et la gestion des biens immobiliers</text:span> pour les visiteurs et propriétaires.</text:p>
        </text:list-item>
      </text:list>
      <text:list text:style-name="L12">
        <text:list-item>
          <text:p text:style-name="P19"><text:span text:style-name="Strong_20_Emphasis">Gestion <text:s/>des comptes et annonces</text:span> : <text:span text:style-name="T3">gerer </text:span><text:s/>les informations <text:span text:style-name="T3">perssonelle</text:span> et les contenus publiés.</text:p>
        </text:list-item>
      </text:list>
      <text:list text:style-name="L13">
        <text:list-item>
          <text:p text:style-name="P20"><text:soft-page-break/><text:span text:style-name="Strong_20_Emphasis">Communication fluide avec l’équipe Immauweb</text:span> : formulaires de contact clairs, notifications de messages.</text:p>
        </text:list-item>
      </text:list>
      <text:list text:style-name="L14">
        <text:list-item>
          <text:p text:style-name="P21"><text:span text:style-name="Strong_20_Emphasis">Publication et gestion efficace des annonces</text:span> : permettre aux propriétaires de <text:span text:style-name="Strong_20_Emphasis">créer, modifier, supprimer et enrichir leurs annonces</text:span> rapidement.</text:p>
        </text:list-item>
      </text:list>
      <text:list text:continue-list="list2996230406" text:style-name="L10">
        <text:list-header>
          <text:p text:style-name="P17"/>
        </text:list-header>
      </text:list>
      <text:p text:style-name="P7"/>
      <text:p text:style-name="P6">JSON Schema du formulaire de <text:span text:style-name="T8">Incription</text:span></text:p>
      <text:p text:style-name="P6"/>
      <text:p text:style-name="P6"/>
      <text:p text:style-name="P7">{</text:p>
      <text:p text:style-name="P7"><text:s text:c="2"/>"$schema": "https://json-schema.org/draft/2020-12/schema",</text:p>
      <text:p text:style-name="P7"><text:s text:c="2"/>"title": "Formulaire d'inscription",</text:p>
      <text:p text:style-name="P7"><text:s text:c="2"/>"type": "object",</text:p>
      <text:p text:style-name="P7"><text:s text:c="2"/>"properties": {</text:p>
      <text:p text:style-name="P7"><text:s text:c="4"/>"prenom": {</text:p>
      <text:p text:style-name="P7"><text:s text:c="6"/>"type": "string",</text:p>
      <text:p text:style-name="P7"><text:s text:c="6"/>"minLength": 2,</text:p>
      <text:p text:style-name="P7"><text:s text:c="6"/>"description": "Le prénom de l'utilisateur"</text:p>
      <text:p text:style-name="P7"><text:s text:c="4"/>},</text:p>
      <text:p text:style-name="P7"><text:s text:c="4"/>"nom": {</text:p>
      <text:p text:style-name="P7"><text:s text:c="6"/>"type": "string",</text:p>
      <text:p text:style-name="P7"><text:s text:c="6"/>"minLength": 2,</text:p>
      <text:p text:style-name="P7"><text:s text:c="6"/>"description": "Le nom de famille de l'utilisateur"</text:p>
      <text:p text:style-name="P7"><text:s text:c="4"/>},</text:p>
      <text:p text:style-name="P7"><text:s text:c="4"/>"email": {</text:p>
      <text:p text:style-name="P7"><text:s text:c="6"/>"type": "string",</text:p>
      <text:p text:style-name="P7"><text:s text:c="6"/>"format": "email",</text:p>
      <text:p text:style-name="P7"><text:s text:c="6"/>"description": "Adresse e-mail de l'utilisateur"</text:p>
      <text:p text:style-name="P7"><text:s text:c="4"/>},</text:p>
      <text:p text:style-name="P7"><text:s text:c="4"/>"mot_de_passe": {</text:p>
      <text:p text:style-name="P7"><text:s text:c="6"/>"type": "string",</text:p>
      <text:p text:style-name="P7"><text:s text:c="6"/>"minLength": <text:span text:style-name="T9">3</text:span>,</text:p>
      <text:p text:style-name="P7"><text:s text:c="6"/>"description": "Mot de passe de l'utilisateur (minimum <text:span text:style-name="T9">3</text:span> caractères)"</text:p>
      <text:p text:style-name="P7"><text:s text:c="4"/>}</text:p>
      <text:p text:style-name="P7"><text:s text:c="2"/>},</text:p>
      <text:p text:style-name="P7"><text:s text:c="2"/>"required": ["prenom", "nom", "email", "mot_de_passe"]</text:p>
      <text:p text:style-name="P7">}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4T13:36:46.673000000</meta:creation-date>
    <dc:date>2025-11-05T10:18:16.309000000</dc:date>
    <meta:editing-duration>PT3M10S</meta:editing-duration>
    <meta:editing-cycles>3</meta:editing-cycles>
    <meta:generator>LibreOffice/24.2.4.2$Windows_X86_64 LibreOffice_project/51a6219feb6075d9a4c46691dcfe0cd9c4fff3c2</meta:generator>
    <meta:document-statistic meta:table-count="2" meta:image-count="0" meta:object-count="0" meta:page-count="4" meta:paragraph-count="98" meta:word-count="694" meta:character-count="4839" meta:non-whitespace-character-count="4150"/>
  </office:meta>
</office:document-meta>
</file>